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42d2b" officeooo:paragraph-rsid="00042d2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9fbeb" officeooo:paragraph-rsid="0009fbeb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fo:font-weight="bold" officeooo:rsid="00042d2b" officeooo:paragraph-rsid="00042d2b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09fbeb" officeooo:paragraph-rsid="0009fbe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dc5b7" officeooo:paragraph-rsid="001dc5b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1f712b" officeooo:paragraph-rsid="001f712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202b4b" officeooo:paragraph-rsid="00202b4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21c91a" officeooo:paragraph-rsid="0021c91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257c20" officeooo:paragraph-rsid="00257c2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2c3510" officeooo:paragraph-rsid="002c351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21c91a" officeooo:paragraph-rsid="0021c91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normal" officeooo:rsid="0021c91a" officeooo:paragraph-rsid="0021c91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57c20" officeooo:paragraph-rsid="00257c20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style:text-underline-style="solid" style:text-underline-width="auto" style:text-underline-color="font-color" officeooo:rsid="002e0966" officeooo:paragraph-rsid="002e0966"/>
    </style:style>
    <style:style style:name="P15" style:family="paragraph" style:parent-style-name="Text_20_body">
      <style:paragraph-properties fo:margin-top="0in" fo:margin-bottom="0in" loext:contextual-spacing="false"/>
      <style:text-properties style:text-underline-style="solid" style:text-underline-width="auto" style:text-underline-color="font-color" officeooo:rsid="002eebcf" officeooo:paragraph-rsid="002eebcf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2e0966"/>
    </style:style>
    <style:style style:name="P17" style:family="paragraph" style:parent-style-name="Standard" style:list-style-name="L1">
      <style:text-properties fo:font-size="12pt" fo:font-weight="bold" officeooo:rsid="00042d2b" officeooo:paragraph-rsid="00042d2b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fo:font-size="12pt" fo:font-weight="bold" officeooo:rsid="0005301b" officeooo:paragraph-rsid="0005301b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text-properties fo:font-size="12pt" fo:font-weight="bold" officeooo:rsid="00061edb" officeooo:paragraph-rsid="00061edb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normal" officeooo:rsid="0007fb6e" officeooo:paragraph-rsid="0007fb6e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85ead" officeooo:paragraph-rsid="00085ead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text-properties fo:font-size="12pt" fo:font-weight="normal" officeooo:rsid="00085ead" officeooo:paragraph-rsid="00085ead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2pt" fo:font-weight="normal" officeooo:rsid="00089a83" officeooo:paragraph-rsid="00089a83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fo:font-size="12pt" fo:font-weight="normal" officeooo:rsid="00094f03" officeooo:paragraph-rsid="00094f0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94f03" officeooo:paragraph-rsid="00094f03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fo:font-size="12pt" fo:font-weight="normal" officeooo:rsid="0009fbeb" officeooo:paragraph-rsid="0009fbeb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text-properties fo:font-size="12pt" fo:font-weight="normal" officeooo:rsid="000a181c" officeooo:paragraph-rsid="000dd9a3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fo:font-weight="normal" officeooo:rsid="000dd9a3" officeooo:paragraph-rsid="000dd9a3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text-properties fo:font-size="12pt" fo:font-weight="normal" officeooo:rsid="000dd9a3" officeooo:paragraph-rsid="000dd9a3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text-properties fo:font-size="12pt" fo:font-weight="normal" officeooo:rsid="00119646" officeooo:paragraph-rsid="00119646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text-properties fo:font-size="12pt" fo:font-weight="normal" officeooo:rsid="001b24f0" officeooo:paragraph-rsid="001b24f0" style:font-size-asian="10.5pt" style:font-weight-asian="normal" style:font-size-complex="12pt" style:font-weight-complex="normal"/>
    </style:style>
    <style:style style:name="P32" style:family="paragraph" style:parent-style-name="Standard" style:list-style-name="L5">
      <style:text-properties fo:font-size="12pt" fo:font-weight="normal" officeooo:rsid="001ca2fb" officeooo:paragraph-rsid="001ca2fb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text-properties fo:font-size="12pt" fo:font-weight="normal" officeooo:rsid="001dc5b7" officeooo:paragraph-rsid="001dc5b7" style:font-size-asian="10.5pt" style:font-weight-asian="normal" style:font-size-complex="12pt" style:font-weight-complex="normal"/>
    </style:style>
    <style:style style:name="P34" style:family="paragraph" style:parent-style-name="Standard" style:list-style-name="L5">
      <style:text-properties fo:font-size="12pt" style:text-underline-style="solid" style:text-underline-width="auto" style:text-underline-color="font-color" fo:font-weight="normal" officeooo:rsid="00132000" officeooo:paragraph-rsid="00132000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text-properties fo:font-size="12pt" style:text-underline-style="none" fo:font-weight="normal" officeooo:rsid="0016189c" officeooo:paragraph-rsid="0016189c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18b205" officeooo:paragraph-rsid="001b24f0" style:font-size-asian="10.5pt" style:font-weight-asian="normal" style:font-size-complex="12pt" style:font-weight-complex="normal"/>
    </style:style>
    <style:style style:name="P37" style:family="paragraph" style:parent-style-name="Standard" style:list-style-name="L8">
      <style:text-properties fo:font-size="12pt" style:text-underline-style="none" fo:font-weight="normal" officeooo:rsid="00257c20" officeooo:paragraph-rsid="00257c20" style:font-size-asian="10.5pt" style:font-weight-asian="normal" style:font-size-complex="12pt" style:font-weight-complex="normal"/>
    </style:style>
    <style:style style:name="P38" style:family="paragraph" style:parent-style-name="Standard" style:list-style-name="L8">
      <style:text-properties fo:font-size="12pt" style:text-underline-style="none" fo:font-weight="normal" officeooo:rsid="0027401a" officeooo:paragraph-rsid="0027401a" style:font-size-asian="10.5pt" style:font-weight-asian="normal" style:font-size-complex="12pt" style:font-weight-complex="normal"/>
    </style:style>
    <style:style style:name="P39" style:family="paragraph" style:parent-style-name="Standard" style:list-style-name="L8">
      <style:text-properties fo:font-size="12pt" style:text-underline-style="none" fo:font-weight="normal" officeooo:rsid="0028b77d" officeooo:paragraph-rsid="0028b77d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2c3510" officeooo:paragraph-rsid="002c3510" style:font-size-asian="10.5pt" style:font-weight-asian="normal" style:font-size-complex="12pt" style:font-weight-complex="normal"/>
    </style:style>
    <style:style style:name="P41" style:family="paragraph" style:parent-style-name="Standard" style:list-style-name="L5">
      <style:text-properties officeooo:rsid="00143540" officeooo:paragraph-rsid="00143540"/>
    </style:style>
    <style:style style:name="P42" style:family="paragraph" style:parent-style-name="Standard" style:list-style-name="L5">
      <style:text-properties officeooo:rsid="0016c5ce" officeooo:paragraph-rsid="0016c5ce"/>
    </style:style>
    <style:style style:name="P43" style:family="paragraph" style:parent-style-name="Standard" style:list-style-name="L6">
      <style:text-properties officeooo:paragraph-rsid="001b24f0"/>
    </style:style>
    <style:style style:name="P44" style:family="paragraph" style:parent-style-name="Standard" style:list-style-name="L7">
      <style:text-properties officeooo:rsid="0018b205" officeooo:paragraph-rsid="0018b205"/>
    </style:style>
    <style:style style:name="P45" style:family="paragraph" style:parent-style-name="Standard" style:list-style-name="L7">
      <style:text-properties style:text-underline-style="solid" style:text-underline-width="auto" style:text-underline-color="font-color" fo:font-weight="bold" officeooo:rsid="001b24f0" officeooo:paragraph-rsid="001b24f0" style:font-weight-asian="bold" style:font-weight-complex="bold"/>
    </style:style>
    <style:style style:name="P46" style:family="paragraph" style:parent-style-name="Text_20_body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f10aa" officeooo:paragraph-rsid="002f10aa" style:font-weight-asian="bold" style:font-weight-complex="bold"/>
    </style:style>
    <style:style style:name="P47" style:family="paragraph" style:parent-style-name="Text_20_body">
      <style:paragraph-properties fo:margin-top="0in" fo:margin-bottom="0in" loext:contextual-spacing="false"/>
      <style:text-properties style:text-underline-style="none" officeooo:rsid="002fd369" officeooo:paragraph-rsid="002fd3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d9b6" style:font-weight-asian="normal" style:font-weight-complex="normal"/>
    </style:style>
    <style:style style:name="T3" style:family="text">
      <style:text-properties fo:font-weight="normal" officeooo:rsid="0005f1f6" style:font-weight-asian="normal" style:font-weight-complex="normal"/>
    </style:style>
    <style:style style:name="T4" style:family="text">
      <style:text-properties fo:font-weight="normal" officeooo:rsid="0006c339" style:font-weight-asian="normal" style:font-weight-complex="normal"/>
    </style:style>
    <style:style style:name="T5" style:family="text">
      <style:text-properties fo:font-weight="normal" officeooo:rsid="0007fb6e" style:font-weight-asian="normal" style:font-weight-complex="normal"/>
    </style:style>
    <style:style style:name="T6" style:family="text">
      <style:text-properties fo:font-weight="normal" officeooo:rsid="00085ead" style:font-weight-asian="normal" style:font-weight-complex="normal"/>
    </style:style>
    <style:style style:name="T7" style:family="text">
      <style:text-properties officeooo:rsid="000a4fa9"/>
    </style:style>
    <style:style style:name="T8" style:family="text">
      <style:text-properties officeooo:rsid="000ab906"/>
    </style:style>
    <style:style style:name="T9" style:family="text">
      <style:text-properties officeooo:rsid="000f693b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c3510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32000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6d317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18b205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18d85d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19966a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solid" style:text-underline-width="auto" style:text-underline-color="font-color" fo:font-weight="normal" officeooo:rsid="0018b205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solid" style:text-underline-width="auto" style:text-underline-color="font-color" fo:font-weight="normal" officeooo:rsid="0016d317" style:font-size-asian="10.5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bold" officeooo:rsid="0018b205" style:font-size-asian="10.5pt" style:font-weight-asian="bold" style:font-size-complex="12pt" style:font-weight-complex="bold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19966a" style:font-size-asian="10.5pt" style:font-size-complex="12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2c3510"/>
    </style:style>
    <style:style style:name="T27" style:family="text">
      <style:text-properties officeooo:rsid="001dc5b7"/>
    </style:style>
    <style:style style:name="T28" style:family="text">
      <style:text-properties officeooo:rsid="001e81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Kaj je OS?”</text:p>
      <text:p text:style-name="P3"><text:span text:style-name="T1">Racunalnis</text:span><text:span text:style-name="T5">k</text:span><text:span text:style-name="T1">i sistem uporabljajo:</text:span></text:p>
      <text:list xml:id="list162329961" text:style-name="L1">
        <text:list-item>
          <text:p text:style-name="P17"><text:span text:style-name="T6">u</text:span><text:span text:style-name="T1">porabniki (resujejo svoje racunske probleme)</text:span></text:p>
        </text:list-item>
        <text:list-item>
          <text:p text:style-name="P18"><text:span text:style-name="T6">u</text:span><text:span text:style-name="T1">porabniski programi (aplikacije): </text:span><text:span text:style-name="T2">opisujejo, kako uporabiti rac. vire </text:span><text:span text:style-name="T3">pri resevanju racunskih problemov</text:span></text:p>
        </text:list-item>
        <text:list-item>
          <text:p text:style-name="P19"><text:span text:style-name="T6">st</text:span><text:span text:style-name="T1">rojna oprema: zagotavlja osnovne </text:span><text:span text:style-name="T4">ra</text:span><text:span text:style-name="T5">cunske vire</text:span></text:p>
        </text:list-item>
      </text:list>
      <text:p text:style-name="P20">Za dobro izkoriscenost virov in usklajevanje vsega, kar se dogaja v racunalniskem sistemu med programi in strojno opremo skrbi OS.</text:p>
      <text:p text:style-name="P21">Med drugim OS pocne:</text:p>
      <text:list xml:id="list1794984494" text:style-name="L2">
        <text:list-item>
          <text:p text:style-name="P22">dodeljuje strojne vire</text:p>
        </text:list-item>
        <text:list-item>
          <text:p text:style-name="P22">resuje konfliktne situacije</text:p>
        </text:list-item>
        <text:list-item>
          <text:p text:style-name="P23">optimizira rabo racunalniskega sistema</text:p>
        </text:list-item>
        <text:list-item>
          <text:p text:style-name="P24">nadzira delovanje</text:p>
        </text:list-item>
      </text:list>
      <text:p text:style-name="P25"/>
      <text:p text:style-name="P2">Zgodovina OS</text:p>
      <text:p text:style-name="P4">Zgodnji racunalniski sistemi:</text:p>
      <text:list xml:id="list3289653351" text:style-name="L3">
        <text:list-item>
          <text:p text:style-name="P26">veliki, upravljani s konzole</text:p>
        </text:list-item>
        <text:list-item>
          <text:p text:style-name="P27">programer <text:span text:style-name="T8">= </text:span>operater, poznavalec sistema <text:span text:style-name="T7">(pise programe, nalozi program v glavni pomnilnik racunalnika, vpise zacetni naslov v programski stevec in pozene program, odcita rezultat/popravi program)</text:span></text:p>
        </text:list-item>
        <text:list-item>
          <text:p text:style-name="P28">delo je bilo dolgotrajno in podvrzeno napakam</text:p>
        </text:list-item>
        <text:list-item>
          <text:p text:style-name="P28">kasneje so prisle izboljsave v obliki dodatne opreme:</text:p>
        </text:list-item>
      </text:list>
      <text:list xml:id="list2390891887" text:style-name="L4">
        <text:list-item>
          <text:p text:style-name="P29">strojna (citalniki luknjanih kartic, traku, tiskalniki)</text:p>
        </text:list-item>
        <text:list-item>
          <text:p text:style-name="P29">programska (zbirnik, nalagalnik, knjiznice, povezo<text:span text:style-name="T9">val</text:span>niki (povezejo knjiznice s programom), <text:span text:style-name="T9">gonilniki, prevajalniki, debuggerji</text:span>)</text:p>
        </text:list-item>
      </text:list>
      <text:list xml:id="list1130582341" text:style-name="L5">
        <text:list-item>
          <text:p text:style-name="P30">enostavnejse programiranje, uporaba se vedno zamudna</text:p>
          <text:p text:style-name="P34">Zakaj?</text:p>
          <text:list>
            <text:list-item>
              <text:p text:style-name="P41"><text:span text:style-name="T15">j</text:span><text:span text:style-name="T14">ob(posel) = vsi postopki, potrebni za izvedbo programa na racunalniku</text:span></text:p>
            </text:list-item>
            <text:list-item>
              <text:p text:style-name="P35">postopkov je bilo veliko</text:p>
            </text:list-item>
            <text:list-item>
              <text:p text:style-name="P42"><text:span text:style-name="T14">pripravljanje programov za izvedbo je bilo zamudno, </text:span><text:span text:style-name="T16">medtem je bil racunalnik </text:span><text:span text:style-name="T21">neizkoriscen</text:span><text:span text:style-name="T16"> </text:span><text:span text:style-name="T17">in hkrati </text:span><text:span text:style-name="T20">drag</text:span></text:p>
            </text:list-item>
          </text:list>
        </text:list-item>
      </text:list>
      <text:p text:style-name="P36">Kako povecati izoriscenost racunalniskega sistema?</text:p>
      <text:list xml:id="list2782688044" text:style-name="L6">
        <text:list-item>
          <text:p text:style-name="P43"><text:span text:style-name="T22">profesionalizacija operaterja </text:span><text:span text:style-name="T17">(locitev pojma programer in operater), izurjeno rokuje z r. s., rezultate da programerju</text:span></text:p>
        </text:list-item>
      </text:list>
      <text:list xml:id="list1016378004" text:style-name="L7">
        <text:list-item>
          <text:p text:style-name="P44"><text:span text:style-name="T18">+</text:span><text:span text:style-name="T14">posledicno manjsi cas priprave</text:span></text:p>
          <text:p text:style-name="P44"><text:span text:style-name="T14">-</text:span><text:span text:style-name="T18">ni interakcije med programerjem in izvrsujocim se programom (z njim se ukvarja operater)</text:span></text:p>
          <text:p text:style-name="P44"><text:span text:style-name="T18">-</text:span><text:span text:style-name="T19">programer porabi veliko casa za razvoj programa</text:span></text:p>
        </text:list-item>
        <text:list-item>
          <text:p text:style-name="P45"><text:span text:style-name="T24">p</text:span><text:span text:style-name="T23">aketna obdelava</text:span></text:p>
        </text:list-item>
      </text:list>
      <text:list xml:id="list114734351575733" text:continue-list="list1130582341" text:style-name="L5">
        <text:list-header>
          <text:p text:style-name="P31">Vec programerjev svoje programe oddaja operaterju, ta jih razporedi v pakete sorodnih poslov (kar optimizira pripravo za zagon programov, kot je nalaganje prevajalnika, zbirnika…)</text:p>
          <text:p text:style-name="P32">rac. sistem je se vedno nezadovoljivo izkoriscen, <text:span text:style-name="T27">zakaj?</text:span></text:p>
          <text:list text:continue-numbering="true">
            <text:list-item>
              <text:p text:style-name="P33">operater opazoval izvajanje posla</text:p>
            </text:list-item>
            <text:list-item>
              <text:p text:style-name="P33">ugotovil je, zakaj se je posel ustavil</text:p>
            </text:list-item>
            <text:list-item>
              <text:p text:style-name="P33">poskrbel za izpis</text:p>
            </text:list-item>
            <text:list-item>
              <text:p text:style-name="P33">nalozil, naslednji posel v paketu</text:p>
            </text:list-item>
            <text:list-item>
              <text:p text:style-name="P33">pognal <text:span text:style-name="T28">racunalnik</text:span></text:p>
            </text:list-item>
          </text:list>
        </text:list-header>
      </text:list>
      <text:p text:style-name="P5"><text:tab/><text:span text:style-name="T28">Med enim in naslednjim poslom pretece prevec casa, spet je zavora clovek</text:span></text:p>
      <text:p text:style-name="P6">Sklep<text:span text:style-name="T10">: cloveka je treba zamenjati z racunalniskim sistemom samim</text:span></text:p>
      <text:p text:style-name="P7">Naloga<text:span text:style-name="T10">: racunalnik naj poskrbi za neprekinjeno, avtomaticno nizanje poslov (in paketov)</text:span></text:p>
      <text:p text:style-name="P8">Kako to izvesti?</text:p>
      <text:p text:style-name="P8"/>
      <text:p text:style-name="P11"><text:soft-page-break/>Rezidentni monitor RM</text:p>
      <text:p text:style-name="P12">Za avtomatsko nizanje poslov so razvili program. imenovan <text:span text:style-name="T25">rezidentni monitor</text:span></text:p>
      <text:p text:style-name="P13"><text:span text:style-name="T25">Naloga RM:</text:span> RM naj ob koncu posla avtomaticno izvede naslednji posel v paketu</text:p>
      <text:p text:style-name="P9">Delovanje (naceloma)<text:span text:style-name="T10">:</text:span></text:p>
      <text:list xml:id="list1731488842" text:style-name="L8">
        <text:list-item>
          <text:p text:style-name="P37">RM se nalozi v gl. pomnilnik</text:p>
        </text:list-item>
        <text:list-item>
          <text:p text:style-name="P37">se zacne takoj izvajati</text:p>
        </text:list-item>
        <text:list-item>
          <text:p text:style-name="P37">poskrbi za izvedbo prvega posla v paketu</text:p>
        </text:list-item>
        <text:list-item>
          <text:p text:style-name="P38">sam medtem ostane v gl. pomnilniku</text:p>
        </text:list-item>
        <text:list-item>
          <text:p text:style-name="P39">ko se nek posel konca, RM prevzame nadzor in poskrbi za izvedbo naslednjega posla. Spet sam ostane v gl. pomnilniku</text:p>
        </text:list-item>
      </text:list>
      <text:p text:style-name="P10">Izvedba<text:span text:style-name="T10">:</text:span></text:p>
      <text:p text:style-name="P40">Kako naj RM loci posle med sabo in druge programe, ki jih je treba nalagati?</text:p>
      <text:p text:style-name="P16"><text:span text:style-name="T10">Med kartice se vstavijo </text:span><text:span text:style-name="T25">kontrolne kartice </text:span><text:span text:style-name="T11">(za zacetek/konec posla, za zagon prevajalnika, …) z</text:span></text:p>
      <text:p text:style-name="P16"><text:span text:style-name="T26">navodili za RM</text:span><text:span text:style-name="T11">.</text:span></text:p>
      <text:p text:style-name="P14">Posledica<text:span text:style-name="T10">: del RM mora skrbeti za razporeditev in interpretacijo kontrolnih kartic. Ta del se je imenoval </text:span><text:span text:style-name="T12">interpreter</text:span><text:span text:style-name="T13"> (kontrola kartic)</text:span></text:p>
      <text:p text:style-name="P15"><text:span text:style-name="T13">Stalni del RM je tudi </text:span><text:span text:style-name="T12">nalagalnik</text:span><text:span text:style-name="T13">, prav tako </text:span><text:span text:style-name="T12">gonilniki.</text:span></text:p>
      <text:p text:style-name="P46">RM je prvi, preprosti operacijski sistem!</text:p>
      <text:p text:style-name="P47">Odslej se je OS (RM) samo se vecal in zaple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22:58.805585875</meta:creation-date>
    <dc:date>2019-02-21T11:47:32.339959533</dc:date>
    <meta:editing-duration>PT2H13M10S</meta:editing-duration>
    <meta:editing-cycles>45</meta:editing-cycles>
    <meta:generator>LibreOffice/6.1.4.2$Linux_X86_64 LibreOffice_project/10$Build-2</meta:generator>
    <meta:document-statistic meta:table-count="0" meta:image-count="0" meta:object-count="0" meta:page-count="2" meta:paragraph-count="58" meta:word-count="485" meta:character-count="3207" meta:non-whitespace-character-count="2814"/>
  </office:meta>
</office:document-meta>
</file>